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2000001EFB83277D5.png" manifest:media-type="image/png"/>
  <manifest:file-entry manifest:full-path="Pictures/10000001000002C3000001B6BFA1019C.png" manifest:media-type="image/png"/>
  <manifest:file-entry manifest:full-path="Pictures/100000010000028B00000175105CC360.png" manifest:media-type="image/png"/>
  <manifest:file-entry manifest:full-path="Pictures/1000000100000256000001D933E9858F.png" manifest:media-type="image/png"/>
  <manifest:file-entry manifest:full-path="Pictures/10000001000002DB000001B3EF3DA32E.png" manifest:media-type="image/png"/>
  <manifest:file-entry manifest:full-path="Pictures/10000001000002900000028CCEF37505.png" manifest:media-type="image/png"/>
  <manifest:file-entry manifest:full-path="Pictures/10000001000002840000025D3E710CCE.png" manifest:media-type="image/png"/>
  <manifest:file-entry manifest:full-path="Pictures/10000001000003000000028F336EE8EB.png" manifest:media-type="image/png"/>
  <manifest:file-entry manifest:full-path="Pictures/1000000100000327000001F1EB359B41.png" manifest:media-type="image/png"/>
  <manifest:file-entry manifest:full-path="Pictures/100000010000029B000002101143FB74.png" manifest:media-type="image/png"/>
  <manifest:file-entry manifest:full-path="Pictures/10000001000002AA00000256EF4480BB.png" manifest:media-type="image/png"/>
  <manifest:file-entry manifest:full-path="Pictures/1000000100000309000002295BCC78E5.png" manifest:media-type="image/png"/>
  <manifest:file-entry manifest:full-path="Pictures/10000001000002E00000023633660BDE.png" manifest:media-type="image/png"/>
  <manifest:file-entry manifest:full-path="Pictures/10000001000002E70000016924AC5E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8.702cm" table:align="margins" style:shadow="none" style:may-break-between-rows="true" table:border-model="collapsing"/>
    </style:style>
    <style:style style:name="Tabla1.A" style:family="table-column">
      <style:table-column-properties style:column-width="16.787cm" style:rel-column-width="9517*"/>
    </style:style>
    <style:style style:name="Tabla1.B" style:family="table-column">
      <style:table-column-properties style:column-width="11.915cm" style:rel-column-width="675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Tabla1.14" style:family="table-row">
      <style:table-row-properties style:min-row-height="0.755cm" fo:keep-together="auto"/>
    </style:style>
    <style:style style:name="Tabla1.17" style:family="table-row">
      <style:table-row-properties style:min-row-height="0.755cm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2" draw:name="Imagen1" text:anchor-type="char" svg:width="14.674cm" svg:height="8.407cm" draw:z-index="0"><draw:image xlink:href="Pictures/100000010000028B00000175105CC360.png" xlink:type="simple" xlink:show="embed" xlink:actuate="onLoad" draw:mime-type="image/png"/></draw:frame></text:p>
          </table:table-cell>
          <table:table-cell table:style-name="Tabla1.B1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<draw:frame draw:style-name="fr1" draw:name="Imagen2" text:anchor-type="char" svg:width="12.965cm" svg:height="9.521cm" draw:z-index="1"><draw:image xlink:href="Pictures/10000001000002A2000001EFB83277D5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>
          <table:table-cell table:style-name="Tabla1.A2" office:value-type="string">
            <text:p text:style-name="P1"><draw:frame draw:style-name="fr1" draw:name="Imagen3" text:anchor-type="char" svg:width="13.781cm" svg:height="8.537cm" draw:z-index="2"><draw:image xlink:href="Pictures/10000001000002C3000001B6BFA1019C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<draw:frame draw:style-name="fr1" draw:name="Imagen4" text:anchor-type="char" svg:width="12.282cm" svg:height="9.714cm" draw:z-index="3"><draw:image xlink:href="Pictures/1000000100000256000001D933E9858F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5" text:anchor-type="char" svg:width="12.284cm" svg:height="7.31cm" draw:z-index="4"><draw:image xlink:href="Pictures/10000001000002DB000001B3EF3DA32E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6" text:anchor-type="char" svg:width="11.095cm" svg:height="11.026cm" draw:z-index="5"><draw:image xlink:href="Pictures/10000001000002900000028CCEF37505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7" text:anchor-type="char" svg:width="10.328cm" svg:height="9.701cm" draw:z-index="6"><draw:image xlink:href="Pictures/10000001000002840000025D3E710CCE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8" text:anchor-type="char" svg:width="10.442cm" svg:height="8.266cm" draw:z-index="7"><draw:image xlink:href="Pictures/100000010000029B000002101143FB74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9" text:anchor-type="char" svg:width="11.197cm" svg:height="8.611cm" draw:z-index="8"><draw:image xlink:href="Pictures/10000001000002E00000023633660BDE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10" text:anchor-type="char" svg:width="11.128cm" svg:height="9.491cm" draw:z-index="9"><draw:image xlink:href="Pictures/10000001000003000000028F336EE8EB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1" text:anchor-type="char" svg:width="15.069cm" svg:height="10.724cm" draw:z-index="10"><draw:image xlink:href="Pictures/1000000100000309000002295BCC78E5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12" text:anchor-type="char" svg:width="15.275cm" svg:height="7.421cm" draw:z-index="11"><draw:image xlink:href="Pictures/10000001000002E70000016924AC5E0D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3" text:anchor-type="char" svg:width="11.689cm" svg:height="10.25cm" draw:z-index="12"><draw:image xlink:href="Pictures/10000001000002AA00000256EF4480BB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14">
          <table:table-cell table:style-name="Tabla1.A2" office:value-type="string">
            <text:p text:style-name="P1"><draw:frame draw:style-name="fr1" draw:name="Imagen14" text:anchor-type="char" svg:width="12.954cm" svg:height="7.978cm" draw:z-index="13"><draw:image xlink:href="Pictures/1000000100000327000001F1EB359B41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14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</table:table-row>
        <table:table-row table:style-name="Tabla1.14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</table:table-row>
        <table:table-row table:style-name="Tabla1.17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8:34:54.162774460</meta:creation-date>
    <dc:date>2025-01-08T18:42:27.019916922</dc:date>
    <meta:editing-duration>PT7M33S</meta:editing-duration>
    <meta:editing-cycles>1</meta:editing-cycles>
    <meta:document-statistic meta:table-count="1" meta:image-count="14" meta:object-count="0" meta:page-count="8" meta:paragraph-count="0" meta:word-count="0" meta:character-count="0" meta:non-whitespace-character-count="0"/>
    <meta:generator>LibreOffice/24.2.7.2$Linux_X86_64 LibreOffice_project/420$Build-2</meta:generator>
  </office:meta>
</office:document-meta>
</file>